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fo:color="#000000" loext:opacity="100%" style:font-name="Aptos" fo:font-size="11pt" style:text-underline-style="none" fo:font-weight="normal" officeooo:rsid="002c6067" officeooo:paragraph-rsid="0032e51f" style:font-size-asian="11pt" style:font-weight-asian="normal"/>
    </style:style>
    <style:style style:name="P2" style:family="paragraph" style:parent-style-name="Standard">
      <style:paragraph-properties fo:orphans="0" fo:widows="0"/>
      <style:text-properties fo:color="#000000" loext:opacity="100%" style:font-name="Aptos" fo:font-size="11pt" style:text-underline-style="none" fo:font-weight="normal" officeooo:rsid="002c6067" officeooo:paragraph-rsid="002c6067" style:font-size-asian="11pt" style:font-weight-asian="normal"/>
    </style:style>
    <style:style style:name="T1" style:family="text">
      <style:text-properties officeooo:rsid="0032e51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ustermann" text:name="kunde.nachname"/>
        <text:user-field-decl office:value-type="string" office:string-value="HERR" text:name="kunde.anrede"/>
      </text:user-field-decls>
      <text:section text:style-name="Sect1" text:name="Section1" text:condition="ooow:kunde.anrede != &quot;FRAU&quot;" text:is-hidden="true" text:display="condition">
        <text:p text:style-name="P1">Absatz der unter der Bedingung „kunde.anrede“ == „FRAU“ angezeigt werden soll. Hier folgt dann weiterer Text und auch der Nachname von <text:user-field-get text:name="kunde.nachname">Mustermann</text:user-field-get>.</text:p>
      </text:section>
      <text:section text:style-name="Sect1" text:name="Section2" text:condition="ooow:kunde.anrede != &quot;HERR&quot;" text:display="condition">
        <text:p text:style-name="P1">Dieser Absatz wird für <text:s/>angezeigt, wenn die Anrede auf „HERR“ steht. Und dann kommt weiterer Tex<text:span text:style-name="T1">t </text:span>und auch der Nachname von <text:user-field-get text:name="kunde.nachname">Mustermann</text:user-field-get>.</text:p>
      </text:section>
      <text:section text:style-name="Sect1" text:name="Section3" text:condition="ooow:kunde.anrede == &quot;FRAU&quot; OR kunde.anrede == &quot;HERR&quot;" text:display="condition">
        <text:p text:style-name="P2">Wenn weder Frau oder Herr im Attribut steht, dann wird für <text:s/>dieser Text angezeigt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41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8ca8d55c161d602844f5428fa4b58097424e324e</meta:generator>
    <dc:date>2026-01-24T17:43:34.727692705</dc:date>
    <meta:editing-duration>PT1H47M9S</meta:editing-duration>
    <meta:editing-cycles>25</meta:editing-cycles>
    <meta:document-statistic meta:table-count="0" meta:image-count="0" meta:object-count="0" meta:page-count="1" meta:paragraph-count="2" meta:word-count="36" meta:character-count="217" meta:non-whitespace-character-count="181"/>
    <meta:user-defined meta:name="kunde.anrede">HERR</meta:user-defined>
    <meta:user-defined meta:name="kunde.nachname">Mustermann</meta:user-defined>
  </office:meta>
</office:document-meta>
</file>